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style:style style:name="gr1" style:family="graphic">
      <style:graphic-properties draw:stroke="none" svg:stroke-color="#000000" draw:fill="none" draw:fill-color="#ffffff" fo:min-height="7.9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4.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svg:stroke-opacity="100%" draw:fill="none" draw:fill-color="#ffffff" draw:opacity="0%" fo:min-height="5.027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2.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2.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1.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1.9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2.8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2.7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2.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rect text:anchor-type="paragraph" draw:z-index="14" draw:style-name="gr14" draw:text-style-name="P2" svg:width="6.033cm" svg:height="8.018cm" svg:x="1.171cm" svg:y="0.411cm"><text:p/></draw:rect><draw:frame text:anchor-type="paragraph" draw:z-index="0" draw:style-name="gr1" svg:width="5.187cm" svg:height="7.912cm" svg:x="1.436cm" svg:y="0.411cm"><draw:text-box><text:p><text:span text:style-name="T1">applicant</text:span></text:p><text:p><text:span text:style-name="T1"/></text:p><text:p><text:span text:style-name="T1">id - int</text:span></text:p><text:p><text:span text:style-name="T1">first_name - text</text:span></text:p><text:p><text:span text:style-name="T1">surname – text</text:span></text:p><text:p><text:span text:style-name="T1">phone_home – text</text:span></text:p><text:p><text:span text:style-name="T1">phone_work – text</text:span></text:p><text:p><text:span text:style-name="T1">phone_mobile - text</text:span></text:p><text:p><text:span text:style-name="T1">email_home – text</text:span></text:p><text:p><text:span text:style-name="T1">email_work – text</text:span></text:p><text:p><text:span text:style-name="T1">flag_future_id – int (fk)</text:span></text:p><text:p><text:span text:style-name="T1">narrative – long text</text:span></text:p><text:p><text:span text:style-name="T1">position_applied_for_id - int</text:span></text:p></draw:text-box></draw:frame></text:p>
      <text:p text:style-name="Standard"><draw:frame text:anchor-type="paragraph" draw:z-index="6" draw:style-name="gr7" svg:width="4.605cm" svg:height="3.735cm" svg:x="7.627cm" svg:y="0.097cm"><draw:text-box><text:p><text:span text:style-name="T1">applicants_applications (intermediate)</text:span></text:p><text:p><text:span text:style-name="T1"/></text:p><text:p><text:span text:style-name="T1">id – int</text:span></text:p><text:p><text:span text:style-name="T1">applicant_id -int</text:span></text:p><text:p><text:span text:style-name="T1">application_id (fk) - int</text:span></text:p><text:p><text:span text:style-name="T1"/></text:p><text:p><text:span text:style-name="T1"/></text:p><text:p/></draw:text-box></draw:frame><draw:frame text:anchor-type="paragraph" draw:z-index="1" draw:style-name="gr2" svg:width="4.049cm" svg:height="4.871cm" svg:x="12.813cm" svg:y="0.004cm"><draw:text-box><text:p><text:span text:style-name="T1">job</text:span></text:p><text:p><text:span text:style-name="T1"/></text:p><text:p><text:span text:style-name="T1">id – int</text:span></text:p><text:p><text:span text:style-name="T1">title – text</text:span></text:p><text:p><text:span text:style-name="T1">description – long text</text:span></text:p><text:p><text:span text:style-name="T1">ad_source – text</text:span></text:p><text:p><text:span text:style-name="T1">date_started – date</text:span></text:p><text:p><text:span text:style-name="T1">filled – bool</text:span></text:p><text:p><text:span text:style-name="T1">applicant_filled_by_id – int</text:span></text:p><text:p><text:span text:style-name="T1">date_filled <text:s/>-date</text:span></text:p><text:p><text:span text:style-name="T1"/></text:p><text:p><text:span text:style-name="T1"/></text:p></draw:text-box></draw:frame></text:p>
      <text:p text:style-name="Standard"/>
      <text:p text:style-name="Standard"><draw:line text:anchor-type="paragraph" draw:z-index="16" draw:style-name="gr16" draw:text-style-name="P2" svg:x1="2.838cm" svg:y1="0.141cm" svg:x2="7.502cm" svg:y2="0.935cm"><text:p/></draw:line><draw:path text:anchor-type="paragraph" draw:z-index="21" draw:style-name="gr16" draw:text-style-name="P2" svg:width="9.81cm" svg:height="4.526cm" draw:transform="rotate (1.98897721557274) translate (1.28361341303778cm 10.8655797318088cm)" svg:viewBox="0 0 9811 4527" svg:d="m0 22c294-35 597-32 878 43 275 73 516 239 785 320 281 84 522 263 841 257 348-5 698-2 1026-94 303-84 625-56 881 102 238 147 367 426 629 540 265 116 466 323 741 417 254 86 453 276 683 419 255 158 450 354 709 489 252 131 460 337 731 440 256 98 503 214 738 358s411 358 651 491l198 204 199 204 121 315"><text:p/></draw:path><draw:line text:anchor-type="paragraph" draw:z-index="28" draw:style-name="gr16" draw:text-style-name="P2" svg:x1="10.035cm" svg:y1="8.291cm" svg:x2="12.813cm" svg:y2="0.115cm"><text:p/></draw:line></text:p>
      <text:p text:style-name="Standard"><draw:frame text:anchor-type="paragraph" draw:z-index="10" draw:style-name="gr11" svg:width="4.631cm" svg:height="2.858cm" svg:x="1.277cm" svg:y="15.529cm"><draw:text-box><text:p><text:span text:style-name="T1">interview</text:span></text:p><text:p><text:span text:style-name="T1"/></text:p><text:p><text:span text:style-name="T1">id - int</text:span></text:p><text:p><text:span text:style-name="T1">date - date</text:span></text:p><text:p><text:span text:style-name="T1">status_interview_id – int (fk)</text:span></text:p><text:p><text:span text:style-name="T1">notes – long text</text:span></text:p></draw:text-box></draw:frame><draw:frame text:anchor-type="paragraph" draw:z-index="8" draw:style-name="gr9" draw:text-style-name="P1" svg:width="4.049cm" svg:height="2.382cm" svg:x="1.33cm" svg:y="12.301cm"><draw:text-box><text:p><text:span text:style-name="T1">attached_files</text:span></text:p><text:p><text:span text:style-name="T1"/></text:p><text:p><text:span text:style-name="T1">id - int</text:span></text:p><text:p><text:span text:style-name="T1">filename - text</text:span></text:p><text:p><text:span text:style-name="T1">when_added - datetime</text:span></text:p></draw:text-box></draw:frame></text:p>
      <text:p text:style-name="Standard"><draw:path text:anchor-type="paragraph" draw:z-index="27" draw:style-name="gr16" draw:text-style-name="P2" svg:width="2.244cm" svg:height="3.048cm" draw:transform="rotate (2.5535912285929) translate (7.60131851498783cm 4.12465419622482cm)" svg:viewBox="0 0 2245 3049" svg:d="m0 11c317-58 606 120 859 287 246 162 341 432 521 638 181 208 332 438 477 668 146 233 368 432 388 726l-73 367-132 279-15 73"><text:p/></draw:path></text:p>
      <text:p text:style-name="Standard"/>
      <text:p text:style-name="Standard"/>
      <text:p text:style-name="Standard"/>
      <text:p text:style-name="Standard"/>
      <text:p text:style-name="Standard"/>
      <text:p text:style-name="Standard"><draw:frame text:anchor-type="paragraph" draw:z-index="5" draw:style-name="gr6" draw:text-style-name="P1" svg:width="3.52cm" svg:height="2.647cm" svg:x="14.607cm" svg:y="0.374cm"><draw:text-box><text:p><text:span text:style-name="T1">position_applied_for</text:span></text:p><text:p><text:span text:style-name="T1"/></text:p><text:p><text:span text:style-name="T1">id</text:span></text:p><text:p><text:span text:style-name="T1">applied_for – text (y/n)</text:span></text:p><text:p><text:span text:style-name="T1">valid -bool</text:span></text:p><text:p><text:span text:style-name="T1">deflt-bool</text:span></text:p></draw:text-box></draw:frame><draw:path text:anchor-type="paragraph" draw:z-index="26" draw:style-name="gr16" draw:text-style-name="P2" svg:width="9.641cm" svg:height="13.805cm" draw:transform="skewX (-5.59718636302102E-017) rotate (-2.5535912285929) translate (9.00912300438703cm 11.7815748824501cm)" svg:viewBox="0 0 9642 13806" svg:d="m0 13774c323 132 537-179 682-404 161-247 447-361 676-535 243-186 496-363 726-565 241-213 455-456 660-705 180-217 312-473 492-690 221-265 428-537 617-829 180-280 436-455 616-734 180-280 368-556 602-807 244-263 400-600 601-903 152-227 334-436 455-682 149-302 333-584 536-851 159-208 277-454 440-661 170-215 323-440 477-668 171-252 346-511 514-770 183-281 374-554 536-851 140-258 238-539 352-815 127-307 7-646 117-939 104-274 210-549 419-771l124-234-88-345-117-15"><text:p/></draw:path><draw:frame text:anchor-type="paragraph" draw:z-index="2" draw:style-name="gr3" svg:width="5.531cm" svg:height="5.028cm" svg:x="7.691cm" svg:y="0.136cm"><draw:text-box><text:p><text:span text:style-name="T1">application</text:span></text:p><text:p><text:span text:style-name="T1"/></text:p><text:p><text:span text:style-name="T1">id – int</text:span></text:p><text:p><text:span text:style-name="T1">application_source_id – int (fk)</text:span></text:p><text:p><text:span text:style-name="T1">application_date – datetime</text:span></text:p><text:p><text:span text:style-name="T1">status_shortlisting_id – int (fk)</text:span></text:p><text:p><text:span text:style-name="T1">status_screening_id – int (fk)</text:span></text:p><text:p><text:span text:style-name="T1">interview_id – int (fk)</text:span></text:p><text:p><text:span text:style-name="T1">reject_nofitication_sent_id = int (fk)</text:span></text:p><text:p><text:span text:style-name="T1">job_id (fk) – int</text:span></text:p><text:p><text:span text:style-name="T1">position_applied_for_id – int (fk)</text:span></text:p></draw:text-box></draw:frame><draw:line text:anchor-type="paragraph" draw:z-index="17" draw:style-name="gr16" draw:text-style-name="P2" svg:x1="6.052cm" svg:y1="0.162cm" svg:x2="14.607cm" svg:y2="1.3cm"><text:p/></draw:line></text:p>
      <text:p text:style-name="Standard"/>
      <text:p text:style-name="Standard"/>
      <text:p text:style-name="Standard"/>
      <text:p text:style-name="Standard"/>
      <text:p text:style-name="Standard"><draw:path text:anchor-type="paragraph" draw:z-index="24" draw:style-name="gr16" draw:text-style-name="P2" svg:width="4.365cm" svg:height="1.968cm" draw:transform="rotate (-1.5707963267949) translate (13.6440725308621cm 0.268111111111098cm)" svg:viewBox="0 0 4366 1969" svg:d="m0 11c298 0 598 0 900 0 271 0 548-25 820 0 294 27 584 37 873 159 261 110 540 169 794 291 293 140 418 476 529 767 101 265 62 690 450 741v0"><text:p/></draw:path><draw:line text:anchor-type="paragraph" draw:z-index="18" draw:style-name="gr16" draw:text-style-name="P2" svg:x1="11.966cm" svg:y1="0.268cm" svg:x2="10.537cm" svg:y2="7.359cm"><text:p/></draw:line></text:p>
      <text:p text:style-name="Standard"><draw:line text:anchor-type="paragraph" draw:z-index="19" draw:style-name="gr16" draw:text-style-name="P2" svg:x1="11.94cm" svg:y1="0.337cm" svg:x2="10.458cm" svg:y2="9.809cm"><text:p/></draw:line></text:p>
      <text:p text:style-name="Standard"/>
      <text:p text:style-name="Standard"><draw:line text:anchor-type="paragraph" draw:z-index="23" draw:style-name="gr16" draw:text-style-name="P2" svg:x1="10.459cm" svg:y1="0.157cm" svg:x2="10.194cm" svg:y2="14.894cm"><text:p/></draw:line></text:p>
      <text:p text:style-name="Standard"/>
      <text:p text:style-name="Standard"><draw:frame text:anchor-type="paragraph" draw:z-index="7" draw:style-name="gr8" draw:text-style-name="P1" svg:width="3.837cm" svg:height="2.437cm" svg:x="1.436cm" svg:y="0.134cm"><draw:text-box><text:p><text:span text:style-name="T1">applicants_attached_files</text:span></text:p><text:p><text:span text:style-name="T1">(intermediate)</text:span></text:p><text:p><text:span text:style-name="T1"/></text:p><text:p><text:span text:style-name="T1">id - int</text:span></text:p><text:p><text:span text:style-name="T1">applicant_id – int (fk)</text:span></text:p><text:p><text:span text:style-name="T1">attached_files_id – int (fk)</text:span></text:p></draw:text-box></draw:frame><draw:line text:anchor-type="paragraph" draw:z-index="25" draw:style-name="gr16" draw:text-style-name="P2" svg:x1="2.521cm" svg:y1="8.311cm" svg:x2="8.765cm" svg:y2="0.056cm"><text:p/></draw:line></text:p>
      <text:p text:style-name="Standard"/>
      <text:p text:style-name="Standard"><draw:frame text:anchor-type="paragraph" draw:z-index="3" draw:style-name="gr4" draw:text-style-name="P1" svg:width="5.107cm" svg:height="2.911cm" svg:x="10.511cm" svg:y="0.22cm"><draw:text-box><text:p><text:span text:style-name="T1">application_source</text:span></text:p><text:p><text:span text:style-name="T1"/></text:p><text:p><text:span text:style-name="T1">id - int</text:span></text:p><text:p><text:span text:style-name="T1">source – text</text:span></text:p><text:p><text:span text:style-name="T1">valid -bool</text:span></text:p><text:p><text:span text:style-name="T1">deflt-bool</text:span></text:p></draw:text-box></draw:frame></text:p>
      <text:p text:style-name="Standard"/>
      <text:p text:style-name="Standard"/>
      <text:p text:style-name="Standard"><draw:path text:anchor-type="paragraph" draw:z-index="22" draw:style-name="gr16" draw:text-style-name="P2" svg:width="3.846cm" svg:height="0.915cm" draw:transform="rotate (-2.29737689440014) translate (5.76062392417511cm 0.38173850996672cm)" svg:viewBox="0 0 3847 916" svg:d="m0 371c325 63 613-106 894-229 314-136 648-6 963-112 329-110 619 118 927 167 290 47 521 231 745 400l213 200 105 119"><text:p/></draw:path></text:p>
      <text:p text:style-name="Standard"/>
      <text:p text:style-name="Standard"/>
      <text:p text:style-name="Standard"><draw:frame text:anchor-type="paragraph" draw:z-index="4" draw:style-name="gr5" draw:text-style-name="P1" svg:width="4.843cm" svg:height="2.594cm" svg:x="10.379cm" svg:y="0.316cm"><draw:text-box><text:p><text:span text:style-name="T1">status_shortlisting</text:span></text:p><text:p><text:span text:style-name="T1"/></text:p><text:p><text:span text:style-name="T1">id - int</text:span></text:p><text:p><text:span text:style-name="T1">status – text</text:span></text:p><text:p><text:span text:style-name="T1">valid -bool</text:span></text:p><text:p><text:span text:style-name="T1">deflt - bool</text:span></text:p></draw:text-box></draw:frame></text:p>
      <text:p text:style-name="Standard"/>
      <text:p text:style-name="Standard"/>
      <text:p text:style-name="Standard"/>
      <text:p text:style-name="Standard"/>
      <text:p text:style-name="Standard"/>
      <text:p text:style-name="Standard"><draw:frame text:anchor-type="paragraph" draw:z-index="9" draw:style-name="gr10" draw:text-style-name="P1" svg:width="3.89cm" svg:height="2.779cm" svg:x="10.59cm" svg:y="0.093cm"><draw:text-box><text:p><text:span text:style-name="T1">status_screening</text:span></text:p><text:p><text:span text:style-name="T1"/></text:p><text:p><text:span text:style-name="T1">id - int</text:span></text:p><text:p><text:span text:style-name="T1">status – text</text:span></text:p><text:p><text:span text:style-name="T1">valid -bool</text:span></text:p><text:p><text:span text:style-name="T1">deflt - bool</text:span></text:p></draw:text-box></draw:frame></text:p>
      <text:p text:style-name="Standard"/>
      <text:p text:style-name="Standard"/>
      <text:p text:style-name="Standard"/>
      <text:p text:style-name="Standard"><draw:line text:anchor-type="paragraph" draw:z-index="20" draw:style-name="gr16" draw:text-style-name="P2" svg:x1="5.563cm" svg:y1="0.422cm" svg:x2="10.273cm" svg:y2="1.611cm"><text:p/></draw:line></text:p>
      <text:p text:style-name="Standard"/>
      <text:p text:style-name="Standard"><draw:frame text:anchor-type="paragraph" draw:z-index="11" draw:style-name="gr12" draw:text-style-name="P1" svg:width="4.816cm" svg:height="2.752cm" svg:x="10.273cm" svg:y="0.215cm"><draw:text-box><text:p><text:span text:style-name="T1">status_interview</text:span></text:p><text:p><text:span text:style-name="T1"/></text:p><text:p><text:span text:style-name="T1">id - int</text:span></text:p><text:p><text:span text:style-name="T1">status – text</text:span></text:p><text:p><text:span text:style-name="T1">valid -bool</text:span></text:p><text:p><text:span text:style-name="T1">deflt - bool</text:span></text:p></draw:text-box></draw:frame></text:p>
      <text:p text:style-name="Standard"/>
      <text:p text:style-name="Standard"><draw:frame text:anchor-type="paragraph" draw:z-index="13" draw:style-name="gr12" svg:width="2.197cm" svg:height="2.752cm" svg:x="1.224cm" svg:y="0.3cm"><draw:text-box><text:p><text:span text:style-name="T1">flag_future</text:span></text:p><text:p><text:span text:style-name="T1"/></text:p><text:p><text:span text:style-name="T1">id - int</text:span></text:p><text:p><text:span text:style-name="T1">flag – text</text:span></text:p><text:p><text:span text:style-name="T1">valid -bool</text:span></text:p><text:p><text:span text:style-name="T1">deflt-bool</text:span></text:p></draw:text-box></draw:frame></text:p>
      <text:p text:style-name="Standard"/>
      <text:p text:style-name="Standard"/>
      <text:p text:style-name="Standard"/>
      <text:p text:style-name="Standard"><draw:frame text:anchor-type="paragraph" draw:z-index="12" draw:style-name="gr13" svg:width="4.948cm" svg:height="2.437cm" svg:x="10.379cm" svg:y="0.258cm"><draw:text-box><text:p><text:span text:style-name="T1">reject_notification_sent</text:span></text:p><text:p><text:span text:style-name="T1"/></text:p><text:p><text:span text:style-name="T1">id - int</text:span></text:p><text:p><text:span text:style-name="T1">sent - text (y/n)</text:span></text:p><text:p><text:span text:style-name="T1">valid -bool</text:span></text:p><text:p><text:span text:style-name="T1">deflt – bool</text:span></text:p></draw:text-box></draw:frame></text:p>
      <text:p text:style-name="Standard"/>
      <text:p text:style-name="Standard"/>
      <text:p text:style-name="Standard"><text:soft-page-break/></text:p>
      <text:p text:style-name="Standard"/>
      <text:p text:style-name="Standard"/>
      <text:p text:style-name="Standard"><draw:frame text:anchor-type="paragraph" draw:z-index="15" draw:style-name="gr15" draw:text-style-name="P1" svg:width="3.44cm" svg:height="2.488cm" svg:x="1.118cm" svg:y="0.388cm"><draw:text-box><text:p><text:span text:style-name="T1">user</text:span></text:p><text:p><text:span text:style-name="T1"/></text:p><text:p><text:span text:style-name="T1">username - text</text:span></text:p><text:p><text:span text:style-name="T1">password_enc – text</text:span></text:p><text:p><text:span text:style-name="T1">valid - bool</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13-01-14T11:44:33.98" text:fixed="true">14/01/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7T12:16:53</meta:creation-date>
    <meta:editing-duration>PT3H47M32S</meta:editing-duration>
    <meta:editing-cycles>11</meta:editing-cycles>
    <meta:generator>LibreOffice/3.4$Unix LibreOffice_project/340m1$Build-402</meta:generator>
    <dc:date>2013-01-17T20:44:50</dc:date>
    <meta:document-statistic meta:table-count="0" meta:image-count="0" meta:object-count="0" meta:page-count="2" meta:paragraph-count="1" meta:word-count="1" meta:character-count="8" meta:non-whitespace-character-count="8"/>
  </office:meta>
</office:document-meta>
</file>